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11:10:38.903610114</dc:date>
    <meta:editing-duration>P64DT13H27M</meta:editing-duration>
    <meta:editing-cycles>693</meta:editing-cycles>
    <meta:generator>LibreOffice/24.2.5.2$MacOSX_X86_64 LibreOffice_project/bffef4ea93e59bebbeaf7f431bb02b1a39ee8a59</meta:generator>
    <meta:print-date>2024-11-06T11:04:51.644582378</meta:print-date>
    <meta:document-statistic meta:table-count="0" meta:image-count="0" meta:object-count="0" meta:page-count="43" meta:paragraph-count="129" meta:word-count="5813" meta:character-count="30846" meta:non-whitespace-character-count="25048"/>
  </office:meta>
</office:document-meta>
</file>